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class program {</text:p>
      <text:p text:style-name="Normal">public static void main(String args[]) {</text:p>
      <text:p text:style-name="Normal"><text:s/></text:p>
      <text:p text:style-name="Normal">int a[]; <text:s text:c="8"/></text:p>
      <text:p text:style-name="Normal"><text:s text:c="4"/>a = new int[10];<text:s/></text:p>
      <text:p text:style-name="Normal"><text:s text:c="4"/>int i;</text:p>
      <text:p text:style-name="Normal"><text:s text:c="4"/>for (i = 0; <text:s/>i &lt; 10; <text:s/>i++)</text:p>
      <text:p text:style-name="Normal"><text:s text:c="6"/>System.out.println("a[" + i + "] = " + a[i]);</text:p>
      <text:p text:style-name="Normal"><text:s text:c="4"/>a = null; <text:s text:c="7"/></text:p>
      <text:p text:style-name="Normal"><text:s text:c="4"/>}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frene J. White</meta:initial-creator>
    <dc:creator>Anfrene J. White</dc:creator>
    <meta:creation-date>2022-09-01T14:16:00Z</meta:creation-date>
    <dc:date>2022-09-01T14:16:00Z</dc:date>
    <meta:template xlink:href="Normal.dotm" xlink:type="simple"/>
    <meta:editing-cycles>1</meta:editing-cycles>
    <meta:editing-duration>PT0S</meta:editing-duration>
    <meta:document-statistic meta:page-count="1" meta:paragraph-count="1" meta:word-count="33" meta:character-count="222" meta:row-count="1" meta:non-whitespace-character-count="190"/>
  </office:meta>
</office:document-meta>
</file>